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5/06/2022</text:date>, <text:time>21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5-06T21:06:07.92</dc:date>
    <dc:creator>Patrick Carlberg</dc:creator>
    <meta:editing-duration>P2DT10H4M28S</meta:editing-duration>
    <meta:editing-cycles>23</meta:editing-cycles>
    <meta:generator>OpenOffice/4.1.10$Win32 OpenOffice.org_project/4110m2$Build-9807</meta:generator>
    <meta:document-statistic meta:table-count="3" meta:cell-count="80" meta:object-count="0"/>
  </office:meta>
</office:document-meta>
</file>